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2.0319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2.5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4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5" table:default-cell-style-name="ce1"/>
        <table:table-column table:style-name="co6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10/23/2016</text:date>, <text:time>23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6M58S</meta:editing-duration>
    <meta:editing-cycles>15</meta:editing-cycles>
    <meta:generator>OpenOffice/4.1.2$Win32 OpenOffice.org_project/412m3$Build-9782</meta:generator>
    <dc:date>2016-10-23T23:12:19.43</dc:date>
    <meta:document-statistic meta:table-count="3" meta:cell-count="1916" meta:object-count="0"/>
    <meta:user-defined meta:name="Info 1"/>
    <meta:user-defined meta:name="Info 2"/>
    <meta:user-defined meta:name="Info 3"/>
    <meta:user-defined meta:name="Info 4"/>
  </office:meta>
</office:document-meta>
</file>